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color="#000000" fo:font-size="14pt" fo:font-weight="bold" officeooo:rsid="000fb83d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000000" fo:font-size="14pt" fo:font-weight="bold" officeooo:rsid="000fb83d" style:font-size-asian="14pt" style:font-weight-asian="bold" style:font-size-complex="14pt" style:font-weight-complex="bold"/>
    </style:style>
    <style:style style:name="P3" style:family="paragraph" style:parent-style-name="Preformatted_20_Text">
      <style:text-properties officeooo:paragraph-rsid="0043d373"/>
    </style:style>
    <style:style style:name="P4" style:family="paragraph" style:parent-style-name="Heading_20_3">
      <style:paragraph-properties fo:text-align="justify" style:justify-single-word="false"/>
      <style:text-properties fo:color="#000000" fo:font-size="14pt" fo:font-weight="bold" officeooo:rsid="000fb83d" style:font-size-asian="14pt" style:font-weight-asian="bold" style:font-size-complex="14pt" style:font-weight-complex="bold"/>
    </style:style>
    <style:style style:name="P5" style:family="paragraph" style:parent-style-name="Heading_20_3">
      <style:text-properties officeooo:paragraph-rsid="003e0231"/>
    </style:style>
    <style:style style:name="P6" style:family="paragraph" style:parent-style-name="Text_20_body">
      <style:paragraph-properties fo:text-align="justify" style:justify-single-word="false"/>
      <style:text-properties fo:color="#000000" fo:font-size="14pt" fo:font-weight="bold" officeooo:rsid="000fb83d" style:font-size-asian="14pt" style:font-weight-asian="bold" style:font-size-complex="14pt" style:font-weight-complex="bold"/>
    </style:style>
    <style:style style:name="P7" style:family="paragraph" style:parent-style-name="Text_20_body">
      <style:paragraph-properties fo:text-align="justify" style:justify-single-word="false"/>
      <style:text-properties fo:color="#000000" fo:font-size="14pt" fo:font-weight="bold" officeooo:rsid="000fb83d" officeooo:paragraph-rsid="003ef1d5" style:font-size-asian="14pt" style:font-weight-asian="bold" style:font-size-complex="14pt" style:font-weight-complex="bold"/>
    </style:style>
    <style:style style:name="P8" style:family="paragraph" style:parent-style-name="Text_20_body">
      <style:text-properties fo:font-size="14pt" style:font-size-asian="14pt" style:font-size-complex="14pt"/>
    </style:style>
    <style:style style:name="P9" style:family="paragraph" style:parent-style-name="Text_20_body">
      <style:text-properties fo:font-size="14pt" officeooo:paragraph-rsid="003e0231" style:font-size-asian="14pt" style:font-size-complex="14pt"/>
    </style:style>
    <style:style style:name="P10" style:family="paragraph" style:parent-style-name="Text_20_body">
      <style:text-properties fo:font-size="14pt" officeooo:paragraph-rsid="00454f09" style:font-size-asian="14pt" style:font-size-complex="14pt"/>
    </style:style>
    <style:style style:name="P11" style:family="paragraph" style:parent-style-name="Text_20_body">
      <style:text-properties fo:color="#3465a4" fo:font-size="14pt" style:font-size-asian="14pt" style:font-size-complex="14pt"/>
    </style:style>
    <style:style style:name="P12" style:family="paragraph" style:parent-style-name="Text_20_body">
      <style:text-properties fo:color="#3465a4" fo:font-size="14pt" officeooo:paragraph-rsid="003e0231" style:font-size-asian="14pt" style:font-size-complex="14pt"/>
    </style:style>
    <style:style style:name="P13" style:family="paragraph" style:parent-style-name="Text_20_body">
      <style:text-properties fo:color="#3465a4" fo:font-size="14pt" officeooo:paragraph-rsid="00454f09" style:font-size-asian="14pt" style:font-size-complex="14pt"/>
    </style:style>
    <style:style style:name="P14" style:family="paragraph" style:parent-style-name="Text_20_body">
      <style:text-properties fo:color="#3465a4" fo:font-size="14pt" officeooo:paragraph-rsid="00459c4f" style:font-size-asian="14pt" style:font-size-complex="14pt"/>
    </style:style>
    <style:style style:name="P15" style:family="paragraph" style:parent-style-name="Text_20_body">
      <style:text-properties fo:color="#3465a4" fo:font-size="14pt" fo:font-weight="normal" officeooo:paragraph-rsid="00454f09" fo:background-color="transparent" style:font-size-asian="14pt" style:font-weight-asian="normal" style:font-size-complex="14pt" style:font-weight-complex="normal"/>
    </style:style>
    <style:style style:name="P16" style:family="paragraph" style:parent-style-name="Text_20_body">
      <style:text-properties officeooo:paragraph-rsid="00454f09"/>
    </style:style>
    <style:style style:name="P17" style:family="paragraph" style:parent-style-name="Text_20_body">
      <style:text-properties fo:color="#c9211e" fo:font-size="14pt" officeooo:paragraph-rsid="00454f09" style:font-size-asian="14pt" style:font-size-complex="14pt"/>
    </style:style>
    <style:style style:name="P18" style:family="paragraph" style:parent-style-name="Text_20_body">
      <style:text-properties fo:color="#c9211e" fo:font-weight="normal" style:font-weight-asian="normal" style:font-weight-complex="normal"/>
    </style:style>
    <style:style style:name="P19" style:family="paragraph" style:parent-style-name="Text_20_body">
      <style:text-properties officeooo:paragraph-rsid="00459c4f"/>
    </style:style>
    <style:style style:name="T1" style:family="text">
      <style:text-properties fo:color="#000000"/>
    </style:style>
    <style:style style:name="T2" style:family="text">
      <style:text-properties fo:color="#000000" style:font-name="Liberation Serif" fo:font-size="14pt" style:font-size-asian="14pt" style:font-size-complex="14pt"/>
    </style:style>
    <style:style style:name="T3" style:family="text">
      <style:text-properties fo:color="#000000" style:font-name="Liberation Serif" fo:font-weight="normal" officeooo:rsid="00454f09" fo:background-color="transparent" loext:char-shading-value="0" style:font-weight-asian="normal" style:font-weight-complex="normal"/>
    </style:style>
    <style:style style:name="T4" style:family="text">
      <style:text-properties fo:color="#000000" style:text-line-through-style="none" style:text-line-through-type="none" style:font-name="Liberation Serif" fo:font-weight="normal" officeooo:rsid="00459c4f" fo:background-color="transparent" loext:char-shading-value="0" style:font-weight-asian="normal" style:font-weight-complex="normal"/>
    </style:style>
    <style:style style:name="T5" style:family="text">
      <style:text-properties style:font-name="Liberation Serif"/>
    </style:style>
    <style:style style:name="T6" style:family="text"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T7" style:family="text">
      <style:text-properties style:font-name="Liberation Serif" fo:font-size="14pt" fo:font-weight="normal" style:font-size-asian="14pt" style:font-weight-asian="normal" style:font-size-complex="14pt" style:font-weight-complex="normal"/>
    </style:style>
    <style:style style:name="T8" style:family="text">
      <style:text-properties style:font-name="Liberation Serif" fo:font-size="14pt" style:font-size-asian="14pt" style:font-size-complex="14pt"/>
    </style:style>
    <style:style style:name="T9" style:family="text">
      <style:text-properties style:font-name="Liberation Serif" fo:font-weight="normal" style:font-weight-asian="normal" style:font-weight-complex="normal"/>
    </style:style>
    <style:style style:name="T10" style:family="text">
      <style:text-properties style:font-name="Liberation Serif" fo:font-weight="normal" officeooo:rsid="003ef1d5" style:font-weight-asian="normal" style:font-weight-complex="normal"/>
    </style:style>
    <style:style style:name="T11" style:family="text">
      <style:text-properties style:font-name="Liberation Serif" fo:font-weight="normal" officeooo:rsid="004004c7" style:font-weight-asian="normal" style:font-weight-complex="normal"/>
    </style:style>
    <style:style style:name="T12" style:family="text">
      <style:text-properties fo:color="#c9211e" style:font-name="Liberation Serif" style:text-underline-style="solid" style:text-underline-width="auto" style:text-underline-color="font-color" fo:font-weight="normal" officeooo:rsid="004004c7" style:font-weight-asian="normal" style:font-weight-complex="normal"/>
    </style:style>
    <style:style style:name="T13" style:family="text">
      <style:text-properties fo:color="#c9211e" style:font-name="Liberation Serif"/>
    </style:style>
    <style:style style:name="T14" style:family="text">
      <style:text-properties fo:color="#c9211e" style:font-name="Liberation Serif" fo:font-weight="bold" officeooo:rsid="00454f09" style:font-weight-asian="bold" style:font-weight-complex="bold"/>
    </style:style>
    <style:style style:name="T15" style:family="text">
      <style:text-properties fo:color="#3465a4"/>
    </style:style>
    <style:style style:name="T16" style:family="text">
      <style:text-properties fo:color="#3465a4" style:font-name="Liberation Serif" fo:font-weight="normal" style:font-weight-asian="normal" style:font-weight-complex="normal"/>
    </style:style>
    <style:style style:name="T17" style:family="text">
      <style:text-properties fo:color="#3465a4" style:font-name="Liberation Serif" fo:font-size="14pt" style:font-size-asian="14pt" style:font-size-complex="14pt"/>
    </style:style>
    <style:style style:name="T18" style:family="text">
      <style:text-properties fo:color="#3465a4" style:font-name="Liberation Serif" fo:font-size="14pt" fo:font-weight="normal" officeooo:rsid="00459c4f" fo:background-color="transparent" loext:char-shading-value="0" style:font-size-asian="14pt" style:font-weight-asian="normal" style:font-size-complex="14pt" style:font-weight-complex="normal"/>
    </style:style>
    <style:style style:name="T19" style:family="text">
      <style:text-properties fo:color="#3465a4" style:font-name="Liberation Serif" fo:font-size="14pt" fo:font-weight="normal" officeooo:rsid="00454f09" fo:background-color="transparent" loext:char-shading-value="0" style:font-size-asian="14pt" style:font-weight-asian="normal" style:font-size-complex="14pt" style:font-weight-complex="normal"/>
    </style:style>
    <style:style style:name="T20" style:family="text">
      <style:text-properties fo:color="#3465a4" style:font-name="Liberation Serif" fo:font-size="14pt" fo:font-weight="normal" officeooo:rsid="00459c4f" fo:background-color="transparent" loext:char-shading-value="0" style:font-name-asian="Noto Sans Mono CJK SC" style:font-size-asian="14pt" style:font-weight-asian="normal" style:font-name-complex="Liberation Mono" style:font-size-complex="14pt" style:font-weight-complex="normal"/>
    </style:style>
    <style:style style:name="T21" style:family="text">
      <style:text-properties style:font-name="Liberation Serif" fo:font-weight="normal" officeooo:rsid="00454f09" fo:background-color="transparent" loext:char-shading-value="0" style:font-weight-asian="normal" style:font-weight-complex="normal"/>
    </style:style>
    <style:style style:name="T22" style:family="text">
      <style:text-properties style:font-name="Liberation Serif" fo:font-weight="normal" officeooo:rsid="00459c4f" fo:background-color="transparent" loext:char-shading-value="0" style:font-weight-asian="normal" style:font-weight-complex="normal"/>
    </style:style>
    <style:style style:name="T23" style:family="text">
      <style:text-properties officeooo:rsid="00454f09"/>
    </style:style>
    <style:style style:name="T24" style:family="text">
      <style:text-properties officeooo:rsid="00459c4f"/>
    </style:style>
    <style:style style:name="T25" style:family="text">
      <style:text-properties style:text-line-through-style="solid" style:text-line-through-type="single" style:font-name="Liberation Serif" fo:font-weight="normal" officeooo:rsid="00454f09" fo:background-color="transparent" loext:char-shading-value="0" style:font-weight-asian="normal" style:font-weight-complex="normal"/>
    </style:style>
    <style:style style:name="T26" style:family="text">
      <style:text-properties style:text-line-through-style="solid" style:text-line-through-type="single" style:font-name="Liberation Serif" fo:font-weight="normal" officeooo:rsid="00459c4f" fo:background-color="transparent" loext:char-shading-value="0" style:font-weight-asian="normal" style:font-weight-complex="normal"/>
    </style:style>
    <style:style style:name="T27" style:family="text">
      <style:text-properties style:text-line-through-style="none" style:text-line-through-type="none" style:font-name="Liberation Serif" fo:font-weight="normal" officeooo:rsid="00459c4f" fo:background-color="transparent" loext:char-shading-value="0" style:font-weight-asian="normal" style:font-weight-complex="normal"/>
    </style:style>
    <style:style style:name="T28" style:family="text">
      <style:text-properties style:text-line-through-style="none" style:text-line-through-type="none" style:font-name="Liberation Serif" fo:font-weight="normal" officeooo:rsid="00454f09" fo:background-color="transparent" loext:char-shading-value="0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ource_20_Text"><text:span text:style-name="T6"/></text:span></text:p>
      <text:p text:style-name="P2"><text:span text:style-name="Source_20_Text"><text:span text:style-name="T5">Практическое задание</text:span></text:span></text:p>
      <text:h text:style-name="P4" text:outline-level="3"><text:span text:style-name="Source_20_Text"><text:span text:style-name="T5">1. Подключить репозиторий с nginx любым удобным способом, установить nginx и потом удалить nginx, используя утилиту dpkg.</text:span></text:span></text:h>
      <text:p text:style-name="P6"><text:span text:style-name="Source_20_Text"><text:span text:style-name="T9">ivan@ivan-ubuntu:/etc/apt$ </text:span></text:span><text:span text:style-name="Source_20_Text"><text:span text:style-name="T16">sudo vi sources.list</text:span></text:span></text:p>
      <text:p text:style-name="P6"><text:span text:style-name="Source_20_Text"><text:span text:style-name="T16">deb [arch=amd64] http://nginx.org/packages/ubuntu focal nginx</text:span></text:span></text:p>
      <text:p text:style-name="P7"><text:span text:style-name="Source_20_Text"><text:span text:style-name="T10"># </text:span></text:span><text:span text:style-name="Source_20_Text"><text:span text:style-name="T11">прописал</text:span></text:span><text:span text:style-name="Source_20_Text"><text:span text:style-name="T10"> </text:span></text:span><text:span text:style-name="Source_20_Text"><text:span text:style-name="T9">[arch=amd64], </text:span></text:span><text:span text:style-name="Source_20_Text"><text:span text:style-name="T10">потому что при </text:span></text:span><text:span text:style-name="Source_20_Text"><text:span text:style-name="T11">обновлении информации о пакетах вылезла ошибка </text:span></text:span><text:span text:style-name="Source_20_Text"><text:span text:style-name="T12">N: Пропускается получение настроенного файла «nginx/binary-i386/Packages», так как репозиторий «http://nginx.org/packages/ubuntu focal InRelease» не поддерживает архитектуру «i386»</text:span></text:span></text:p>
      <text:p text:style-name="P6"><text:span text:style-name="Source_20_Text"><text:span text:style-name="T9">ivan@ivan-ubuntu:/etc/apt$ </text:span></text:span><text:span text:style-name="Source_20_Text"><text:span text:style-name="T16">sudo apt install curl</text:span></text:span></text:p>
      <text:p text:style-name="P6"><text:span text:style-name="Source_20_Text"><text:span text:style-name="T9">ivan@ivan-ubuntu:/etc/apt$</text:span></text:span><text:span text:style-name="Source_20_Text"><text:span text:style-name="T16"> curl -fsSL https://nginx.org/keys/nginx_signing.key | sudo apt-key add -</text:span></text:span></text:p>
      <text:p text:style-name="P6"><text:span text:style-name="Source_20_Text"><text:span text:style-name="T16">OK</text:span></text:span></text:p>
      <text:p text:style-name="P6"><text:span text:style-name="Source_20_Text"><text:span text:style-name="T9">ivan@ivan-ubuntu:/etc/apt$ </text:span></text:span><text:span text:style-name="Source_20_Text"><text:span text:style-name="T16">sudo apt update </text:span></text:span></text:p>
      <text:p text:style-name="P6"><text:span text:style-name="Source_20_Text"><text:span text:style-name="T9">ivan@ivan-ubuntu:/etc/apt$</text:span></text:span><text:span text:style-name="Source_20_Text"><text:span text:style-name="T16"> sudo apt install nginx</text:span></text:span></text:p>
      <text:p text:style-name="P6"><text:span text:style-name="Source_20_Text"><text:span text:style-name="T9">ivan@ivan-ubuntu:/etc/apt$</text:span></text:span><text:span text:style-name="Source_20_Text"><text:span text:style-name="T16"> sudo dpkg -r nginx</text:span></text:span></text:p>
      <text:p text:style-name="P6"><text:span text:style-name="Source_20_Text"><text:span text:style-name="T16">(Чтение базы данных … на данный момент установлено 195674 файла и каталога.)</text:span></text:span></text:p>
      <text:p text:style-name="P6"><text:span text:style-name="Source_20_Text"><text:span text:style-name="T16">Удаляется nginx (1.18.0-2~focal) …</text:span></text:span></text:p>
      <text:p text:style-name="P6"><text:span text:style-name="Source_20_Text"><text:span text:style-name="T16">Обрабатываются триггеры для man-db (2.9.1-1) …</text:span></text:span></text:p>
      <text:h text:style-name="Heading_20_3" text:outline-level="3">2. Установить пакет на свой выбор, используя snap.</text:h>
      <text:p text:style-name="P8">ivan@ivan-ubuntu:/etc/apt$ <text:span text:style-name="T15">snap install --classic sublime-text</text:span></text:p>
      <text:p text:style-name="P11">sublime-text 3211 от Snapcrafters установлен</text:p>
      <text:p text:style-name="P8">ivan@ivan-ubuntu:/etc/apt$ <text:span text:style-name="T15">snap install p7zip-desktop</text:span></text:p>
      <text:p text:style-name="P11">p7zip-desktop 16.02.2 от Ermesto Castellotti (ernytech) установлен</text:p>
      <text:h text:style-name="P5" text:outline-level="3">3. Настроить iptables: разрешить подключения только на 22-й и 80-й порты.</text:h>
      <text:p text:style-name="P9">ivan@ivan-ubuntu:~$ <text:span text:style-name="T15">vi new_iptables.rules</text:span></text:p>
      <text:p text:style-name="P12">iptables -P INPUT DROP</text:p>
      <text:p text:style-name="P12">iptables -P OUTPUT DROP</text:p>
      <text:p text:style-name="P12"><text:soft-page-break/>iptables -P FORWARD DROP</text:p>
      <text:p text:style-name="P12"># Разрешаем обмен по локальной петле</text:p>
      <text:p text:style-name="P12">iptables -A INPUT -i lo -j ACCEPT</text:p>
      <text:p text:style-name="P12">iptables -A OUTPUT -o lo -j ACCEPT</text:p>
      <text:p text:style-name="P12"># Разрешаем пакеты icmp (для обмена служебной информацией)</text:p>
      <text:p text:style-name="P12">iptables -A INPUT -p icmp -j ACCEPT</text:p>
      <text:p text:style-name="P12">iptables -A OUTPUT -p icmp -j ACCEPT</text:p>
      <text:p text:style-name="P12"># Разрешаем соединения с динамических портов</text:p>
      <text:p text:style-name="P12">iptables -A OUTPUT -p TCP -m tcp --sport 32768:61000 -j ACCEPT</text:p>
      <text:p text:style-name="P12">iptables -A OUTPUT -p UDP -m udp --sport 32768:61000 -j ACCEPT</text:p>
      <text:p text:style-name="P12"># Разрешить только те пакеты, которые мы запросили</text:p>
      <text:p text:style-name="P12">iptables -A INPUT -p TCP -m state --state ESTABLISHED,RELATED -j ACCEPT</text:p>
      <text:p text:style-name="P12">iptables -A INPUT -p UDP -m state --state ESTABLISHED,RELATED -j ACCEPT</text:p>
      <text:p text:style-name="P12"># разрешить подключения только на 22-й порт</text:p>
      <text:p text:style-name="P12">iptables -A INPUT -p tcp -m tcp --dport 22 -j ACCEPT <text:s text:c="7"/></text:p>
      <text:p text:style-name="P12">iptables -A OUTPUT -p tcp -m tcp --sport 22 -j ACCEPT</text:p>
      <text:p text:style-name="P12"># разрешить подключения только на 80-й порт</text:p>
      <text:p text:style-name="P12">iptables -A INPUT -p tcp -m tcp --dport 80 -j ACCEPT <text:s text:c="19"/></text:p>
      <text:p text:style-name="P12">iptables -A OUTPUT -p tcp -m tcp --sport 80 -j ACCEPT</text:p>
      <text:p text:style-name="P12"><text:span text:style-name="T1">ivan@ivan-ubuntu:~$ </text:span>chmod +x new_iptables.rules</text:p>
      <text:p text:style-name="P12"><text:span text:style-name="T1">ivan@ivan-ubuntu:~$</text:span> sudo iptables-save &gt; ./iptables.rules</text:p>
      <text:p text:style-name="P3"/>
      <text:h text:style-name="Heading_20_3" text:outline-level="3">4. * Настроить проброс портов локально с порта 80 на порт 8080.</text:h>
      <text:p text:style-name="P16"><text:span text:style-name="Source_20_Text"><text:span text:style-name="T2">ivan@ivan-ubuntu:~$ </text:span></text:span><text:span text:style-name="Source_20_Text"><text:span text:style-name="T17">echo 1 | sudo tee /proc/sys/net/ipv4/ip_forward</text:span></text:span></text:p>
      <text:p text:style-name="P16"><text:span text:style-name="Source_20_Text"><text:span text:style-name="T2">ivan@ivan-ubuntu:~$ </text:span></text:span><text:span text:style-name="Source_20_Text"><text:span text:style-name="T17">sudo sysctl -w net.ipv4.ip_forward=1</text:span></text:span></text:p>
      <text:p text:style-name="P10">ivan@ivan-ubuntu:~$ <text:span text:style-name="T15">vi new_iptables.rules</text:span></text:p>
      <text:p text:style-name="P13">iptables -P INPUT DROP</text:p>
      <text:p text:style-name="P13">iptables -P OUTPUT DROP</text:p>
      <text:p text:style-name="P13">iptables -P FORWARD DROP</text:p>
      <text:p text:style-name="P13"><text:soft-page-break/># Разрешаем обмен по локальной петле</text:p>
      <text:p text:style-name="P13">iptables -A INPUT -i lo -j ACCEPT</text:p>
      <text:p text:style-name="P13">iptables -A OUTPUT -o lo -j ACCEPT</text:p>
      <text:p text:style-name="P13"># Разрешаем пакеты icmp (для обмена служебной информацией)</text:p>
      <text:p text:style-name="P13">iptables -A INPUT -p icmp -j ACCEPT</text:p>
      <text:p text:style-name="P13">iptables -A OUTPUT -p icmp -j ACCEPT</text:p>
      <text:p text:style-name="P13"># Разрешаем соединения с динамических портов</text:p>
      <text:p text:style-name="P13">iptables -A OUTPUT -p TCP -m tcp --sport 32768:61000 -j ACCEPT</text:p>
      <text:p text:style-name="P13">iptables -A OUTPUT -p UDP -m udp --sport 32768:61000 -j ACCEPT</text:p>
      <text:p text:style-name="P13"># Разрешить только те пакеты, которые мы запросили</text:p>
      <text:p text:style-name="P13">iptables -A INPUT -p TCP -m state --state ESTABLISHED,RELATED -j ACCEPT</text:p>
      <text:p text:style-name="P13">iptables -A INPUT -p UDP -m state --state ESTABLISHED,RELATED -j ACCEPT</text:p>
      <text:p text:style-name="P17"># разрешить подключения только на 22-й порт</text:p>
      <text:p text:style-name="P17">iptables -A INPUT -p tcp -m tcp --dport 22 -j ACCEPT <text:s text:c="7"/></text:p>
      <text:p text:style-name="P17">iptables -A OUTPUT -p tcp -m tcp --sport 22 -j ACCEPT</text:p>
      <text:p text:style-name="P17"># разрешить подключения только на 80-й порт</text:p>
      <text:p text:style-name="P17">iptables -A INPUT -p tcp -m tcp --dport 80 -j ACCEPT <text:s text:c="19"/></text:p>
      <text:p text:style-name="P13"><text:span text:style-name="Source_20_Text"><text:span text:style-name="T13">iptables -A OUTPUT -p tcp -m tcp --sport 80 -j ACCEPT</text:span></text:span></text:p>
      <text:p text:style-name="P13"><text:span text:style-name="Source_20_Text"><text:span text:style-name="T14">нужно ли при настройки проброса с 80 на 8080 порт убирать в настройках 22-й и 80-й порт?</text:span></text:span></text:p>
      <text:p text:style-name="P15"># разрешить подключени<text:span text:style-name="T23">е </text:span>на порт <text:span text:style-name="T23">8080</text:span></text:p>
      <text:p text:style-name="P15">iptables -A INPUT -p tcp -m tcp --dport 80<text:span text:style-name="T24">80</text:span> -j ACCEPT <text:s text:c="19"/></text:p>
      <text:p text:style-name="P13"><text:span text:style-name="Source_20_Text"><text:span text:style-name="T21">iptables -A OUTPUT -p tcp -m tcp --sport 80</text:span></text:span><text:span text:style-name="Source_20_Text"><text:span text:style-name="T22">80</text:span></text:span><text:span text:style-name="Source_20_Text"><text:span text:style-name="T21"> -j ACCEPT</text:span></text:span></text:p>
      <text:p text:style-name="P19"><text:span text:style-name="Source_20_Text"><text:span text:style-name="T18"># настройка п</text:span></text:span><text:span text:style-name="Source_20_Text"><text:span text:style-name="T20">роброса с порта 80 на порт 8080</text:span></text:span></text:p>
      <text:p text:style-name="P14"><text:span text:style-name="Source_20_Text"><text:span text:style-name="T21">iptables -</text:span></text:span><text:span text:style-name="Source_20_Text"><text:span text:style-name="T22">t</text:span></text:span><text:span text:style-name="Source_20_Text"><text:span text:style-name="T21"> </text:span></text:span><text:span text:style-name="Source_20_Text"><text:span text:style-name="T22">nat </text:span></text:span><text:span text:style-name="Source_20_Text"><text:span text:style-name="T21">-</text:span></text:span><text:span text:style-name="Source_20_Text"><text:span text:style-name="T22">A</text:span></text:span><text:span text:style-name="Source_20_Text"><text:span text:style-name="T21"> </text:span></text:span><text:span text:style-name="Source_20_Text"><text:span text:style-name="T22">PREROUTING </text:span></text:span><text:span text:style-name="Source_20_Text"><text:span text:style-name="T21">-</text:span></text:span><text:span text:style-name="Source_20_Text"><text:span text:style-name="T22">p </text:span></text:span><text:span text:style-name="Source_20_Text"><text:span text:style-name="T21">tcp --</text:span></text:span><text:span text:style-name="Source_20_Text"><text:span text:style-name="T22">dport 80</text:span></text:span><text:span text:style-name="Source_20_Text"><text:span text:style-name="T21"> -</text:span></text:span><text:span text:style-name="Source_20_Text"><text:span text:style-name="T28">j </text:span></text:span><text:span text:style-name="Source_20_Text"><text:span text:style-name="T27">REDIRECT --to -port 8080</text:span></text:span></text:p>
      <text:p text:style-name="P14"><text:span text:style-name="Source_20_Text"><text:span text:style-name="T4">ivan@ivan-ubuntu:~$</text:span></text:span><text:span text:style-name="Source_20_Text"><text:span text:style-name="T27"> sudo iptables-save &gt; ./iptables.rules</text:span></text:span></text:p>
      <text:p text:style-name="P13"><text:span text:style-name="Source_20_Text"><text:span text:style-name="T21"/></text:span></text:p>
      <text:p text:style-name="P18"/>
      <text:p text:style-name="P6"><text:span text:style-name="Source_20_Text"><text:span text:style-name="T7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23T15:37:16.484766907</meta:creation-date>
    <meta:editing-duration>P1DT4H44M29S</meta:editing-duration>
    <meta:editing-cycles>23</meta:editing-cycles>
    <meta:generator>LibreOffice/6.4.6.2$Linux_X86_64 LibreOffice_project/40$Build-2</meta:generator>
    <dc:date>2020-12-06T18:12:15.159751073</dc:date>
    <meta:document-statistic meta:table-count="0" meta:image-count="0" meta:object-count="0" meta:page-count="3" meta:paragraph-count="76" meta:word-count="620" meta:character-count="4077" meta:non-whitespace-character-count="3477"/>
  </office:meta>
</office:document-meta>
</file>